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09cm" svg:height="8.611cm" svg:x="0.00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7:28:53.225365873</dc:date>
    <meta:editing-duration>PT4M50S</meta:editing-duration>
    <meta:editing-cycles>20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cm" svg:height="8.612cm" xlink:href="." xlink:type="simple" chart:class="chart:scatter" chart:style-name="ch1">
        <chart:plot-area chart:style-name="ch2" chart:data-source-has-labels="both" svg:x="0.306cm" svg:y="0.172cm" svg:width="14.698cm" svg:height="8.268cm">
          <chartooo:coordinate-region svg:x="0.848cm" svg:y="0.371cm" svg:width="14.062cm" svg:height="7.8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80126067597765">
                <text:p>1.8012606759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73420982990634">
                <text:p>2.73420982990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700336091567717">
                <text:p>0.700336091567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0471219519354614">
                <text:p>-0.0471219519354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91619149896118">
                <text:p>-0.791619149896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48637600529722">
                <text:p>-1.48637600529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08773838977694">
                <text:p>-2.08773838977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55792049306228">
                <text:p>-2.55792049306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86737904439499">
                <text:p>-2.86737904439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99666962488591">
                <text:p>-2.99666962488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9376684318653">
                <text:p>-2.9376684318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69408272728185">
                <text:p>-2.69408272728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28121789680009">
                <text:p>-2.28121789680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2501575612984">
                <text:p>-1.7250157561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06042453133777">
                <text:p>-1.06042453133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329202933273137">
                <text:p>-0.329202933273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22703695812747">
                <text:p>0.422703695812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80126067597765">
                <text:p>1.80126067597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73420982990634">
                <text:p>2.73420982990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700336091567716">
                <text:p>0.700336091567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0471219519354633">
                <text:p>-0.0471219519354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91619149896121">
                <text:p>-0.791619149896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8637600529722">
                <text:p>-1.48637600529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08773838977694">
                <text:p>-2.08773838977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55792049306228">
                <text:p>-2.55792049306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86737904439499">
                <text:p>-2.86737904439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99666962488591">
                <text:p>-2.99666962488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9376684318653">
                <text:p>-2.93766843186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69408272728185">
                <text:p>-2.69408272728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28121789680009">
                <text:p>-2.2812178968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72501575612984">
                <text:p>-1.72501575612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06042453133777">
                <text:p>-1.06042453133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329202933273138">
                <text:p>-0.329202933273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422703695812747">
                <text:p>0.422703695812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80126067597765">
                <text:p>1.80126067597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73420982990634">
                <text:p>2.73420982990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83825607648263">
                <text:p>2.83825607648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700336091567717">
                <text:p>0.700336091567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0471219519354626">
                <text:p>-0.0471219519354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79161914989612">
                <text:p>-0.79161914989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8637600529722">
                <text:p>-1.486376005297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08773838977694">
                <text:p>-2.08773838977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55792049306227">
                <text:p>-2.55792049306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86737904439499">
                <text:p>-2.86737904439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99666962488591">
                <text:p>-2.996669624885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376684318653">
                <text:p>-2.9376684318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69408272728185">
                <text:p>-2.69408272728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2812178968001">
                <text:p>-2.2812178968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2501575612984">
                <text:p>-1.72501575612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06042453133778">
                <text:p>-1.06042453133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329202933273144">
                <text:p>-0.329202933273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422703695812746">
                <text:p>0.422703695812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14805029709526">
                <text:p>1.14805029709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80126067597764">
                <text:p>1.80126067597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73420982990633">
                <text:p>2.73420982990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700336091567712">
                <text:p>0.700336091567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0471219519354512">
                <text:p>-0.0471219519354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91619149896115">
                <text:p>-0.791619149896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8637600529722">
                <text:p>-1.48637600529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08773838977694">
                <text:p>-2.08773838977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55792049306227">
                <text:p>-2.55792049306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86737904439499">
                <text:p>-2.867379044394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99666962488591">
                <text:p>-2.99666962488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9376684318653">
                <text:p>-2.9376684318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69408272728185">
                <text:p>-2.69408272728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2812178968001">
                <text:p>-2.2812178968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72501575612984">
                <text:p>-1.72501575612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06042453133778">
                <text:p>-1.06042453133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29202933273145">
                <text:p>-0.329202933273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422703695812745">
                <text:p>0.422703695812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14805029709526">
                <text:p>1.148050297095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80126067597764">
                <text:p>1.801260675977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73420982990633">
                <text:p>2.73420982990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700336091567713">
                <text:p>0.700336091567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0471219519354611">
                <text:p>-0.04712195193546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791619149896124">
                <text:p>-0.791619149896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48637600529721">
                <text:p>-1.486376005297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08773838977694">
                <text:p>-2.08773838977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55792049306227">
                <text:p>-2.557920493062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86737904439499">
                <text:p>-2.867379044394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99666962488591">
                <text:p>-2.996669624885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9376684318653">
                <text:p>-2.9376684318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69408272728185">
                <text:p>-2.694082727281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2812178968001">
                <text:p>-2.2812178968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72501575612985">
                <text:p>-1.725015756129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06042453133778">
                <text:p>-1.060424531337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329202933273146">
                <text:p>-0.3292029332731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422703695812745">
                <text:p>0.422703695812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14805029709526">
                <text:p>1.14805029709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80126067597764">
                <text:p>1.80126067597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34129122201499">
                <text:p>2.34129122201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73420982990634">
                <text:p>2.734209829906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95532797846432">
                <text:p>2.95532797846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99075200119938">
                <text:p>2.99075200119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83825607648264">
                <text:p>2.83825607648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50742208410481">
                <text:p>2.507422084104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01903754052932">
                <text:p>2.01903754052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40378944278172">
                <text:p>1.40378944278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700336091567724">
                <text:p>0.700336091567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0471219519354497">
                <text:p>-0.04712195193544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91619149896123">
                <text:p>-0.791619149896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863760052972">
                <text:p>-1.48637600529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08773838977694">
                <text:p>-2.08773838977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55792049306227">
                <text:p>-2.557920493062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86737904439499">
                <text:p>-2.867379044394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9666962488591">
                <text:p>-2.99666962488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376684318653">
                <text:p>-2.93766843186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69408272728185">
                <text:p>-2.694082727281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2812178968001">
                <text:p>-2.2812178968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72501575612985">
                <text:p>-1.72501575612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06042453133779">
                <text:p>-1.060424531337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329202933273136">
                <text:p>-0.329202933273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422703695812744">
                <text:p>0.422703695812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14805029709526">
                <text:p>1.14805029709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